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73c" officeooo:paragraph-rsid="000d073c"/>
    </style:style>
    <style:style style:name="P2" style:family="paragraph" style:parent-style-name="Standard" style:list-style-name="L1">
      <style:text-properties officeooo:rsid="000d073c" officeooo:paragraph-rsid="000d073c"/>
    </style:style>
    <style:style style:name="P3" style:family="paragraph" style:parent-style-name="Standard" style:list-style-name="L1">
      <style:text-properties officeooo:rsid="000d073c" officeooo:paragraph-rsid="000ee281"/>
    </style:style>
    <style:style style:name="P4" style:family="paragraph" style:parent-style-name="Standard" style:list-style-name="L1">
      <style:text-properties officeooo:paragraph-rsid="000d073c"/>
    </style:style>
    <style:style style:name="P5" style:family="paragraph" style:parent-style-name="Standard" style:list-style-name="L1">
      <style:text-properties officeooo:paragraph-rsid="000ee281"/>
    </style:style>
    <style:style style:name="P6" style:family="paragraph" style:parent-style-name="Standard">
      <style:text-properties officeooo:paragraph-rsid="000ee281"/>
    </style:style>
    <style:style style:name="T1" style:family="text">
      <style:text-properties officeooo:rsid="000d073c"/>
    </style:style>
    <style:style style:name="T2" style:family="text">
      <style:text-properties fo:color="#bbbbbb" style:font-name="hack" fo:font-size="10.5pt" fo:font-weight="normal" fo:background-color="#282c34" loext:char-shading-value="0"/>
    </style:style>
    <style:style style:name="T3" style:family="text">
      <style:text-properties officeooo:rsid="000ee281"/>
    </style:style>
    <style:style style:name="T4" style:family="text">
      <style:text-properties officeooo:rsid="001ffc1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fc15" style:font-weight-asian="bold" style:font-weight-complex="bold"/>
    </style:style>
    <style:style style:name="T7" style:family="text">
      <style:text-properties fo:font-weight="bold" officeooo:rsid="000d073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How to compile and install</text:span></text:p>
      <text:p text:style-name="P6"/>
      <text:p text:style-name="P6"><text:span text:style-name="T3">To run the project, do the following:</text:span></text:p>
      <text:p text:style-name="P6"/>
      <text:list xml:id="list1033713706" text:style-name="L1">
        <text:list-item>
          <text:p text:style-name="P3">create a folder where you want to store the files of the server.</text:p>
        </text:list-item>
        <text:list-item>
          <text:p text:style-name="P5"><text:span text:style-name="T1">Open </text:span><text:span text:style-name="T7">server.py</text:span><text:span text:style-name="T1"> and update the directory of </text:span><text:span text:style-name="T7">root</text:span><text:span text:style-name="T1"> to where the folder is</text:span></text:p>
        </text:list-item>
        <text:list-item>
          <text:p text:style-name="P3">configure the <text:span text:style-name="T4">i</text:span>ps of the other two servers in <text:span text:style-name="T6">server_to_connect </text:span></text:p>
        </text:list-item>
        <text:list-item>
          <text:p text:style-name="P3">Run <text:span text:style-name="T4">file server</text:span> in a separate directory - <text:span text:style-name="T5">python</text:span><text:span text:style-name="T6">3</text:span><text:span text:style-name="T5"> </text:span><text:span text:style-name="T6">s</text:span><text:span text:style-name="T5">erver.py</text:span></text:p>
        </text:list-item>
        <text:list-item>
          <text:p text:style-name="P3">if you are running the server and client on the same machine then keep the folders separate for client and for server</text:p>
        </text:list-item>
        <text:list-item>
          <text:p text:style-name="P3">Open <text:span text:style-name="T5">client.py</text:span> and update the directory of <text:span text:style-name="T6">root</text:span> to where the client folder is</text:p>
        </text:list-item>
        <text:list-item>
          <text:p text:style-name="P3">Run <text:span text:style-name="T4">client</text:span> in a separate directory - <text:span text:style-name="T5">python</text:span><text:span text:style-name="T6">3</text:span><text:span text:style-name="T5"> </text:span><text:span text:style-name="T6">client</text:span><text:span text:style-name="T5">.py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3:09:40.451794752</meta:creation-date>
    <dc:date>2018-12-01T19:21:09.340430063</dc:date>
    <meta:editing-duration>PT8M5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110" meta:character-count="582" meta:non-whitespace-character-count="487"/>
  </office:meta>
</office:document-meta>
</file>